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 style:list-style-name="L2">
      <style:graphic-properties draw:fill-color="#ffffff" draw:auto-grow-height="true" fo:min-height="14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333333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Container vs VM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Containers are not VM</text:p>
          </draw:text-box>
        </draw:frame>
        <draw:frame presentation:style-name="pr5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Containers are Just Process</text:p>
              </text:list-item>
              <text:list-item>
                <text:p text:style-name="P4">Containers are Limited to What resource they can access</text:p>
              </text:list-item>
              <text:list-item>
                <text:p text:style-name="P4">Exit when Process Stops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Container Processes</text:p>
          </draw:text-box>
        </draw:frame>
        <draw:frame presentation:style-name="pr6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Find Container Processes</text:p>
              </text:list-item>
              <text:list-item>
                <text:p text:style-name="P4">Find all Processes on Host Machine :<text:line-break/><text:span text:style-name="T2">ps aux</text:span><text:span text:style-name="T2"><text:line-break/></text:span><text:span text:style-name="T2">ps aux | grep &lt;processName&gt;</text:span></text:p>
              </text:list-item>
              <text:list-item>
                <text:p text:style-name="P4"><text:span text:style-name="T3">Start Container Again :</text:span></text:p>
                <text:p text:style-name="P4"><text:span text:style-name="T2">docker start &lt;containerName&gt;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4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5T21:45:44.943880652</dc:date>
    <meta:editing-duration>PT3H30M5S</meta:editing-duration>
    <meta:editing-cycles>7</meta:editing-cycles>
    <meta:generator>LibreOffice/5.1.6.2$Linux_X86_64 LibreOffice_project/10m0$Build-2</meta:generator>
    <meta:document-statistic meta:object-count="53"/>
  </office:meta>
</office:document-meta>
</file>